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2.8058333333333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3.94229166666667cm" style:use-optimal-column-width="true"/>
    </style:style>
    <style:style style:name="co5" style:family="table-column">
      <style:table-column-properties fo:break-before="auto" style:column-width="4.7625cm" style:use-optimal-column-width="true"/>
    </style:style>
    <style:style style:name="co6" style:family="table-column">
      <style:table-column-properties fo:break-before="auto" style:column-width="10.31875cm" style:use-optimal-column-width="true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able:cell-range-source table:name="Export-JRC-Data-Catalogue" table:last-column-spanned="7" table:last-row-spanned="80" xlink:href="/Users/lorenzinovaccari/github-AIWatchT6/AI-Watch-T6-public-data/Export-JRC-Data-Catalogue.csv"/>
            <text:p>titl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administrative leve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AI type</text:p>
          </table:table-cell>
          <table:table-cell office:value-type="string" table:style-name="ce1">
            <text:p>COFOG first level</text:p>
          </table:table-cell>
          <table:table-cell office:value-type="string" table:style-name="ce1">
            <text:p>COFOG second lev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a - public chatbot on relevant questions for companies on the subject of the corona crisis and the economy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usp.gv.at/Portal.Node/usp/public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Paas - technical documents comparis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acpaas.digipolis.be/nl/product/NLP-engine/abou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era System - mobile phone usag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vias.be/nl/newsroom/succesvolle-test-met-camerasysteem-om-gsm-gebruik-achter-het-stuur-te-detecteren-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itizenLab - citizen participation platform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tizenlab.co/blog/product-update/natural-language-processing-at-citizenlab-how-machine-learning-can-transform-citizen-engagement-projects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emish Infoline - automatic classificati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innovatieveoverheidsopdrachten.be/en/projects/1700-supported-artificial-intelligenc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bnet - reskilling, upskilling and retraining of peopl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jobbereik.vdab.be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ontrustingen - enabling accurate predictions to detect day-care services which require further inspecti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dialogic.nl/wp-content/uploads/2018/06/VTOM-Small-Kids-Big-Data-Frank-Bongers-mei-2018.pdf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ovdic - city Concierge Chatbot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umni.bg/en/plovdiv-city-concierge-chat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ija - virtual assistant supporting advising suspected COVID-19 infections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ndrija.ai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pe - chatbot informing work of the Civil Protection Staff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themayor.eu/en/a/view/coronavirus-chatbot-educates-the-citizens-of-vinkovci-4796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terAnalytics - water quality monitoring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wateranalytics.eu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IN - smart Water optimising energy consumption<text:s/>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aquatechtrade.com/news/article/video-story-digital-denmark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ti's AI - emergency medical services real-time speech analysis for cardiac prediction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weforum.org/agenda/2018/06/this-ai-detects-cardiac-arrests-during-emergency-calls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hvervsstyrelsen - Detection of errors in business statement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custom-page/attachment/2020-07/Study%20on%20public%20sector%20data%20strategies%2C%20policies%20and%20governance%20%E2%80%93%20ANNEX%20Case%20studies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ri - chatbot for citizens' enquirie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frederiksberg.dk/nyheder/frederiksberg-kommune-deltager-i-forsog-med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hanced Care Management - prediction model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haigekassa-kasutuslug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ti - chatbot for Statistics Estonia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statistikaameti-kasutuslug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 - predicting employment pathway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-estonia.com/new-e-estonia-factsheet-national-ai-kratt-strategy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TIKAS - <text:s/>detecting the agricultural grasslands change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smos.ut.ee/en/news/information-system-satikas-helps-detect-mowing-using-satellite-data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Agriculture, forestry, fishing and hunt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VE - chatbot for questions about the emergency situation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ebot.e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xta Toolkit - text analytics task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exta.ee/hom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-Road - data excange anomalie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ria-kasutuslugu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e Fiva (RPA) - support the Financial supervisory Authority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ulkaisut.valtioneuvosto.fi/bitstream/handle/10024/161688/41_19_Leading%20the%20way%20into%20the%20age%20of%20artificial%20intelligence.pdf?sequence=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mu - chatbot about immigration processes<text:s/>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igri.fi/en/chat1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uloBot - virtual assistant for business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ouka.fi/oulu/oulu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udIA - chatbot for the invoicing portal for purchases by public authori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o-online.com/actualites/lire-chorus-pro-aussi-aide-ses-utilisateurs-avec-un-chatbot-10199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ench Fraud - fraud detection value declarat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aiforhumanity.fr/pdfs/MissionVillani_Report_ENG-VF.pdf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BonneBo√Æte - identification of companies with a high probability of hirin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social/BlobServlet?docId=20605&amp;langId=en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nauxFaibles - predictive analysis of business difficul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beta.gouv.fr/startups/signaux-faibles.html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-19 - Interdepartmental chatbot on the topic of Corona.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chatbot.it.bund.d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many's Federal Office for Migrants and Refugees - Refugee Language Detectio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w.com/en/automatic-speech-analysis-software-used-to-verify-refugees-dialects/a-37980819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vbot - <text:s/>administrative search engine for citizens' enquiries<text:s/>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publicplan.de/projekt/verwaltungssuchmaschine-nrw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RTH-MUKA - Public Organizations Multi-factor Misinformation Handling<text:s/>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4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App - Supporting the use of electronic control for home quarantine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√©da-KAFIR-ROBOTZSARU (‚ÄòRobocop‚Äô) - System Operated by the Police for Traffic Safety Automated Processing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Dublin Beat - citizen opinion analysis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smartdublin.ie/smart-dublin-explores-how-ai-social-media-can-help-improve-the-city-region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A - voicebot on calls from Irish taxpayer on tax clearanc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ps2020.gov.ie/actions/innovating-for-our-future/innovation/emerging-technology/artificial-intelligence/revenue-chatbot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orbot - virtual assistant for museum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borbot.it/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Cultu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 - humanoid robo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ongnocchi.it/news-ed-eventi/@news/robot-e-realta-virtuale-a-technology-hub-ecco-la-riabilitazione-innovativa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mart Planner - navigation planning assistan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smartcommunitylab.it/app/</text:p>
          </table:table-cell>
          <table:table-cell office:value-type="string" table:style-name="ce1">
            <text:p>Planning and Schedul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TS ITEMS - road safety<text:s/>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investinlatvia.org/en/key-sectors/sectors/smart-city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go - virtual Asssistant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cefdigital/wiki/download/attachments/61932141/2_04_Janis%20Ziedins_Artus%20Vasiljevskis_Hugo.lv-AI_powered_service.pdf?version=1&amp;modificationDate=1544438787726&amp;api=v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ms - chatbot facilitating customer communication with the State Revenue service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id.gov.lv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A - chatbot regarding the process of enterprise registration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oecd-opsi.org/innovations/una-the-first-virtual-assistant-of-public-administration-in-latv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CIS - machine learning to identify suspicious patterns (trade, financial flows)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://www.fntt.lt/lt/ivykiai/fntt-kartu-su-partneriais-pradeda-igyvendinti-europos-sajungos-moksliniu-tyrimu-ir-inovaciju-lesomis-remiama-projekta/3768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LTe' - chatbot answering relevant questions regarding the COVID-19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ronastop.lrv.l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PR - car plate recognition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politie.nl/themas/anpr.html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 - crime anticipation system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ceur-ws.org/Vol-2103/paper_6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yRi - detect welfare fraud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syri-netherlands-algorith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protect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L - classification of documents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4#id002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Foreign economic aid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 - Chatbot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3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way Chatbot - chatbot for public administrations<text:s/>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oost.ai/articles/automation-for-the-people-using-conversational-ai-to-benefit-the-public-sector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ondHeim - Insolvency Predicition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norden.diva-portal.org/smash/get/diva2:1375500/FULLTEXT01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I - Protection of digital infrastructure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7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Defence</text:p>
          </table:table-cell>
          <table:table-cell office:value-type="string" table:style-name="ce1">
            <text:p>Military defenc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- app on COVID-19 risk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pl/web/cyfryzacja/aplikacja-kwarantanna-domowa--ruszyl-proces-jej-udostepniania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te Clearance Chamber - financial risk indicator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pf.org.pl/en/wp-content/uploads/sites/3/2019/05/alGOVrithms-State-of-Play-Report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CM-SNS - verification of medical prescription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portugal-automated-verification-prescriptions-medical-fraud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ma - chatbot on changing citizens' addres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news/2019-09/ISA2_Architecture%20for%20public%20service%20chatbots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a - automatic processing of requests of public services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romaniajournal.ro/society-people/antonia-the-first-virtual-public-servant-in-roman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harest airport - face recognition<text:s/>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ti.eu.com/press-releases/uti-will-implement-face-recognition-and-intelligent-image-analysis-systems-with-otopeni-airport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versi - Chatbot to faster burocrac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topbyrokracii.sk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CA - AI algorithms in audit methodolog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dennikn.sk/blog/1561696/big-data-ukazali-nestandardne-predpisovanie-liekov-usporime-tak-statisice-eur/</text:p>
          </table:table-cell>
          <table:table-cell office:value-type="string" table:style-name="ce1">
            <text:p>Knowledge representat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xana - chatbot for financial administration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youtube.com/watch?v=UQ_XRlIFtrQ &amp; https://www.podnikajte.sk/dane/taxana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mantic analyser - document analyser for the public administration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nio.gov.si/nio/asset/semanticni+analizator+besedi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0 Service - answer FAQ from citizens and burocratic terms into informal languag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inline-files/08-2%20Salvador_Estevan_Martinez%20and%20Doaa_Samy_0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uengirola Town Hall - measuring beach attendanc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uroweeklynews.com/2020/05/04/costa-del-sols-fuengirola-will-use-artificial-intelligence-to-control-capacity-at-beaches-and-public-spaces/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Recreational and sporting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c√© - citizen science for better urban lif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merce.300000.eu/data2/informe_merce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ty II - Robot for elderly peopl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barcelona.cat/infobarcelona/en/tema/senior-citizens/misty-ii-the-social-robot-becomes-part-of-the-lives-of-twenty-senior-citizens_907645.html</text:p>
          </table:table-cell>
          <table:table-cell office:value-type="string" table:style-name="ce1">
            <text:p>Robotics and Automation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Old ag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iPol - detect false police report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ciencedirect.com/science/article/abs/pii/S095070511830128X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katti - Answering system about population registration and the income tax return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katteverket.se/omoss/kontaktaoss/chattamedvardigitalamedarbetare.4.2cf1b5cd163796a5c8b403b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ngai - robot in recruitment processe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pplands-bro.se/kommun--politik/om-kommunen/information-om-coronaviruset/nyheter-corona/2020-05-05-kommunen-tar-nasta-steg-i-fordomsfri-rekrytering-med-intervjuroboten-tengai.html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elleborg - automated social welfare decision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valcon.com/insights/trelleborg-robotics-solution/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exclus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 - chatbot answering questions on insurance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previon.ch/projekte/maxi-der-clevere-chatbot-der-sva-aarga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GAuto - assign or control codes to companies for economic activities<text:s/>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xperimental.bfs.admin.ch/expstat/en/home/innovation-data-science/nogauto.html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R&amp;D economic affai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elia - chatbot helping local residents find city servi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kauthority.com/articles/enfield-joins-microsoft-in-citizenbot-projec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bylon - health interactive symptom check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abylonhealth.co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VSA MOT - <text:s/>Intelligent, data-driven approach to better target Driver and Vehicle Standards Agency (DVSA) resour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uk/government/case-studies/how-the-department-for-transport-used-ai-to-improve-mot-test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HPS - early help profiling system to identify children and families considered vulner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hackneycitizen.co.uk/2018/10/18/council-360k-xantura-software-profiles-troubled-families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RT - assessment risk tool, predictive policing based on person dat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andfonline.com/doi/pdf/10.1080/13600834.2018.1458455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Export_JRC_Data_Catalogue" table:cell-range-address="Sheet1.$A$1:Sheet1.$G$8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Microsoft Office User</meta:initial-creator>
    <dc:creator>Microsoft Office User</dc:creator>
    <meta:creation-date>2021-06-15T11:33:39Z</meta:creation-date>
    <dc:date>2021-06-15T11:34:58Z</dc:date>
  </office:meta>
</office:document-meta>
</file>